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79.52mm" svg:height="115.81mm" svg:x="90.86mm" svg:y="5.31mm">
            <loext:p draw:notify-on-update-of-ranges="Hoja1.A1:Hoja1.A1 Hoja1.A2:Hoja1.A15 Hoja1.B1:Hoja1.B1 Hoja1.B2:Hoja1.B15 Hoja1.A1:Hoja1.A1 Hoja1.A2:Hoja1.A15 Hoja1.C1:Hoja1.C1 Hoja1.C2:Hoja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Longitud</text:p>
          </table:table-cell>
          <table:table-cell table:style-name="ce4" office:value-type="string" calcext:value-type="string">
            <text:p>BB</text:p>
          </table:table-cell>
          <table:table-cell table:style-name="ce7" office:value-type="string" calcext:value-type="string">
            <text:p>Backtracking</text:p>
          </table:table-cell>
          <table:table-cell table:number-columns-repeated="14"/>
        </table:table-row>
        <table:table-row table:style-name="ro1">
          <table:table-cell table:style-name="ce2" office:value-type="float" office:value="19.9247" calcext:value-type="float">
            <text:p>19,9247</text:p>
          </table:table-cell>
          <table:table-cell table:style-name="ce5" office:value-type="float" office:value="0.000003" calcext:value-type="float">
            <text:p>0,000003</text:p>
          </table:table-cell>
          <table:table-cell table:style-name="ce8" office:value-type="float" office:value="0.000002" calcext:value-type="float">
            <text:p>0,000002</text:p>
          </table:table-cell>
          <table:table-cell table:number-columns-repeated="14"/>
        </table:table-row>
        <table:table-row table:style-name="ro1">
          <table:table-cell table:style-name="ce2" office:value-type="float" office:value="51.6735" calcext:value-type="float">
            <text:p>51,6735</text:p>
          </table:table-cell>
          <table:table-cell table:style-name="ce5" office:value-type="float" office:value="0.000006" calcext:value-type="float">
            <text:p>0,000006</text:p>
          </table:table-cell>
          <table:table-cell table:style-name="ce8" office:value-type="float" office:value="0.000003" calcext:value-type="float">
            <text:p>0,000003</text:p>
          </table:table-cell>
          <table:table-cell table:number-columns-repeated="14"/>
        </table:table-row>
        <table:table-row table:style-name="ro1">
          <table:table-cell table:style-name="ce2" office:value-type="float" office:value="59.4593" calcext:value-type="float">
            <text:p>59,4593</text:p>
          </table:table-cell>
          <table:table-cell table:style-name="ce5" office:value-type="float" office:value="0.000017" calcext:value-type="float">
            <text:p>0,000017</text:p>
          </table:table-cell>
          <table:table-cell table:style-name="ce8" office:value-type="float" office:value="0.000005" calcext:value-type="float">
            <text:p>0,000005</text:p>
          </table:table-cell>
          <table:table-cell table:number-columns-repeated="14"/>
        </table:table-row>
        <table:table-row table:style-name="ro1">
          <table:table-cell table:style-name="ce2" office:value-type="float" office:value="56.4986" calcext:value-type="float">
            <text:p>56,4986</text:p>
          </table:table-cell>
          <table:table-cell table:style-name="ce5" office:value-type="float" office:value="0.00005" calcext:value-type="float">
            <text:p>0,00005</text:p>
          </table:table-cell>
          <table:table-cell table:style-name="ce8" office:value-type="float" office:value="0.000016" calcext:value-type="float">
            <text:p>0,000016</text:p>
          </table:table-cell>
          <table:table-cell table:number-columns-repeated="14"/>
        </table:table-row>
        <table:table-row table:style-name="ro1">
          <table:table-cell table:style-name="ce2" office:value-type="float" office:value="119.193" calcext:value-type="float">
            <text:p>119,193</text:p>
          </table:table-cell>
          <table:table-cell table:style-name="ce5" office:value-type="float" office:value="0.000148" calcext:value-type="float">
            <text:p>0,000148</text:p>
          </table:table-cell>
          <table:table-cell table:style-name="ce8" office:value-type="float" office:value="0.000062" calcext:value-type="float">
            <text:p>0,000062</text:p>
          </table:table-cell>
          <table:table-cell table:number-columns-repeated="14"/>
        </table:table-row>
        <table:table-row table:style-name="ro1">
          <table:table-cell table:style-name="ce2" office:value-type="float" office:value="150.371" calcext:value-type="float">
            <text:p>150,371</text:p>
          </table:table-cell>
          <table:table-cell table:style-name="ce5" office:value-type="float" office:value="0.000919" calcext:value-type="float">
            <text:p>0,000919</text:p>
          </table:table-cell>
          <table:table-cell table:style-name="ce8" office:value-type="float" office:value="0.000281" calcext:value-type="float">
            <text:p>0,000281</text:p>
          </table:table-cell>
          <table:table-cell table:number-columns-repeated="14"/>
        </table:table-row>
        <table:table-row table:style-name="ro1">
          <table:table-cell table:style-name="ce2" office:value-type="float" office:value="255.254" calcext:value-type="float">
            <text:p>255,254</text:p>
          </table:table-cell>
          <table:table-cell table:style-name="ce5" office:value-type="float" office:value="0.001052" calcext:value-type="float">
            <text:p>0,001052</text:p>
          </table:table-cell>
          <table:table-cell table:style-name="ce8" office:value-type="float" office:value="0.000763" calcext:value-type="float">
            <text:p>0,000763</text:p>
          </table:table-cell>
          <table:table-cell table:number-columns-repeated="14"/>
        </table:table-row>
        <table:table-row table:style-name="ro1">
          <table:table-cell table:style-name="ce2" office:value-type="float" office:value="361.223" calcext:value-type="float">
            <text:p>361,223</text:p>
          </table:table-cell>
          <table:table-cell table:style-name="ce5" office:value-type="float" office:value="0.003113" calcext:value-type="float">
            <text:p>0,003113</text:p>
          </table:table-cell>
          <table:table-cell table:style-name="ce8" office:value-type="float" office:value="0.003867" calcext:value-type="float">
            <text:p>0,003867</text:p>
          </table:table-cell>
          <table:table-cell table:number-columns-repeated="14"/>
        </table:table-row>
        <table:table-row table:style-name="ro1">
          <table:table-cell table:style-name="ce2" office:value-type="float" office:value="464.618" calcext:value-type="float">
            <text:p>464,618</text:p>
          </table:table-cell>
          <table:table-cell table:style-name="ce5" office:value-type="float" office:value="0.015933" calcext:value-type="float">
            <text:p>0,015933</text:p>
          </table:table-cell>
          <table:table-cell table:style-name="ce8" office:value-type="float" office:value="0.021076" calcext:value-type="float">
            <text:p>0,021076</text:p>
          </table:table-cell>
          <table:table-cell table:number-columns-repeated="14"/>
        </table:table-row>
        <table:table-row table:style-name="ro1">
          <table:table-cell table:style-name="ce2" office:value-type="float" office:value="476.531" calcext:value-type="float">
            <text:p>476,531</text:p>
          </table:table-cell>
          <table:table-cell table:style-name="ce5" office:value-type="float" office:value="0.014079" calcext:value-type="float">
            <text:p>0,014079</text:p>
          </table:table-cell>
          <table:table-cell table:style-name="ce8" office:value-type="float" office:value="0.049719" calcext:value-type="float">
            <text:p>0,049719</text:p>
          </table:table-cell>
          <table:table-cell table:number-columns-repeated="14"/>
        </table:table-row>
        <table:table-row table:style-name="ro1">
          <table:table-cell table:style-name="ce2" office:value-type="float" office:value="586.246" calcext:value-type="float">
            <text:p>586,246</text:p>
          </table:table-cell>
          <table:table-cell table:style-name="ce5" office:value-type="float" office:value="0.193942" calcext:value-type="float">
            <text:p>0,193942</text:p>
          </table:table-cell>
          <table:table-cell table:style-name="ce8" office:value-type="float" office:value="3.49537" calcext:value-type="float">
            <text:p>3,49537</text:p>
          </table:table-cell>
          <table:table-cell table:number-columns-repeated="14"/>
        </table:table-row>
        <table:table-row table:style-name="ro1">
          <table:table-cell table:style-name="ce2" office:value-type="float" office:value="755.058" calcext:value-type="float">
            <text:p>755,058</text:p>
          </table:table-cell>
          <table:table-cell table:style-name="ce5" office:value-type="float" office:value="0.046548" calcext:value-type="float">
            <text:p>0,046548</text:p>
          </table:table-cell>
          <table:table-cell table:style-name="ce8" office:value-type="float" office:value="0.676337" calcext:value-type="float">
            <text:p>0,676337</text:p>
          </table:table-cell>
          <table:table-cell table:number-columns-repeated="14"/>
        </table:table-row>
        <table:table-row table:style-name="ro1">
          <table:table-cell table:style-name="ce2" office:value-type="float" office:value="1040.99" calcext:value-type="float">
            <text:p>1040,99</text:p>
          </table:table-cell>
          <table:table-cell table:style-name="ce5" office:value-type="float" office:value="0.234971" calcext:value-type="float">
            <text:p>0,234971</text:p>
          </table:table-cell>
          <table:table-cell table:style-name="ce8" office:value-type="float" office:value="9.97742" calcext:value-type="float">
            <text:p>9,97742</text:p>
          </table:table-cell>
          <table:table-cell table:number-columns-repeated="14"/>
        </table:table-row>
        <table:table-row table:style-name="ro1">
          <table:table-cell table:style-name="ce3" office:value-type="float" office:value="1146.6" calcext:value-type="float">
            <text:p>1146,6</text:p>
          </table:table-cell>
          <table:table-cell table:style-name="ce6" office:value-type="float" office:value="0.311181" calcext:value-type="float">
            <text:p>0,311181</text:p>
          </table:table-cell>
          <table:table-cell table:style-name="ce9" office:value-type="float" office:value="29.1998" calcext:value-type="float">
            <text:p>29,1998</text:p>
          </table:table-cell>
          <table:table-cell table:number-columns-repeated="14"/>
        </table:table-row>
        <table:table-row table:style-name="ro1" table:number-rows-repeated="11">
          <table:table-cell table:number-columns-repeated="17"/>
        </table:table-row>
        <table:table-row table:style-name="ro1" table:number-rows-repeated="5">
          <table:table-cell table:number-columns-repeated="16"/>
          <table:table-cell table:style-name="ce10"/>
        </table:table-row>
        <table:table-row table:style-name="ro1">
          <table:table-cell table:number-columns-repeated="8"/>
          <table:table-cell table:style-name="ce10" table:number-columns-repeated="6"/>
          <table:table-cell table:number-columns-repeated="3"/>
        </table:table-row>
        <table:table-row table:style-name="ro1">
          <table:table-cell table:number-columns-repeated="8"/>
          <table:table-cell table:style-name="ce10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5:39:32.5073705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5:03:48.151121110</meta:creation-date>
    <dc:date>2018-05-23T15:47:13.303051282</dc:date>
    <meta:editing-duration>PT4H37S</meta:editing-duration>
    <meta:editing-cycles>26</meta:editing-cycles>
    <meta:generator>LibreOffice/5.1.6.2$Linux_X86_64 LibreOffice_project/10m0$Build-2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30" chart:origin="0" chart:interval-major="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53cm" svg:height="11.582cm" xlink:href=".." xlink:type="simple" chart:class="chart:scatter" chart:style-name="ch1">
        <chart:legend chart:legend-position="end" svg:x="14.598cm" svg:y="5.243cm" style:legend-expansion="high" chart:style-name="ch2"/>
        <chart:plot-area chart:style-name="ch3" table:cell-range-address="Hoja1.A1:Hoja1.C15" chart:data-source-has-labels="row" svg:x="1.37cm" svg:y="0.231cm" svg:width="12.869cm" svg:height="10.139cm">
          <chartooo:coordinate-region svg:x="1.991cm" svg:y="0.43cm" svg:width="11.876cm" svg:height="9.293cm"/>
          <chart:axis chart:dimension="x" chart:name="primary-x" chart:style-name="ch4">
            <chart:title svg:x="6.543cm" svg:y="10.601cm" chart:style-name="ch5">
              <text:p>Longitud camino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852cm" chart:style-name="ch9">
              <text:p>Tiempo de ejecución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Hoja1.B2:Hoja1.B15" chart:label-cell-address="Hoja1.B1:Hoja1.B1" chart:class="chart:scatter">
            <chart:domain table:cell-range-address="Hoja1.A2:Hoja1.A15"/>
            <chart:data-point chart:repeated="14"/>
          </chart:series>
          <chart:series chart:style-name="ch11" chart:values-cell-range-address="Hoja1.C2:Hoja1.C15" chart:label-cell-address="Hoja1.C1:Hoja1.C1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BB</text:p>
                <draw:g>
                  <svg:desc>Hoja1.B1:Hoja1.B1</svg:desc>
                </draw:g>
              </table:table-cell>
              <table:table-cell office:value-type="string">
                <text:p>Backtracking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247">
                <text:p>19.9247</text:p>
                <draw:g>
                  <svg:desc>Hoja1.A2:Hoja1.A15</svg:desc>
                </draw:g>
              </table:table-cell>
              <table:table-cell office:value-type="float" office:value="0.000003">
                <text:p>0.000003</text:p>
                <draw:g>
                  <svg:desc>Hoja1.B2:Hoja1.B15</svg:desc>
                </draw:g>
              </table:table-cell>
              <table:table-cell office:value-type="float" office:value="0.000002">
                <text:p>0.000002</text:p>
                <draw:g>
                  <svg:desc>Hoja1.C2:Hoja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6735">
                <text:p>51.673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4593">
                <text:p>59.459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4986">
                <text:p>56.498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.193">
                <text:p>119.193</text:p>
              </table:table-cell>
              <table:table-cell office:value-type="float" office:value="0.000148">
                <text:p>0.000148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.371">
                <text:p>150.371</text:p>
              </table:table-cell>
              <table:table-cell office:value-type="float" office:value="0.000919">
                <text:p>0.000919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.254">
                <text:p>255.254</text:p>
              </table:table-cell>
              <table:table-cell office:value-type="float" office:value="0.001052">
                <text:p>0.001052</text:p>
              </table:table-cell>
              <table:table-cell office:value-type="float" office:value="0.000763">
                <text:p>0.000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.223">
                <text:p>361.223</text:p>
              </table:table-cell>
              <table:table-cell office:value-type="float" office:value="0.003113">
                <text:p>0.003113</text:p>
              </table:table-cell>
              <table:table-cell office:value-type="float" office:value="0.003867">
                <text:p>0.003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4.618">
                <text:p>464.618</text:p>
              </table:table-cell>
              <table:table-cell office:value-type="float" office:value="0.015933">
                <text:p>0.015933</text:p>
              </table:table-cell>
              <table:table-cell office:value-type="float" office:value="0.021076">
                <text:p>0.021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6.531">
                <text:p>476.531</text:p>
              </table:table-cell>
              <table:table-cell office:value-type="float" office:value="0.014079">
                <text:p>0.014079</text:p>
              </table:table-cell>
              <table:table-cell office:value-type="float" office:value="0.049719">
                <text:p>0.049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6.246">
                <text:p>586.246</text:p>
              </table:table-cell>
              <table:table-cell office:value-type="float" office:value="0.193942">
                <text:p>0.193942</text:p>
              </table:table-cell>
              <table:table-cell office:value-type="float" office:value="3.49537">
                <text:p>3.49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5.058">
                <text:p>755.058</text:p>
              </table:table-cell>
              <table:table-cell office:value-type="float" office:value="0.046548">
                <text:p>0.046548</text:p>
              </table:table-cell>
              <table:table-cell office:value-type="float" office:value="0.676337">
                <text:p>0.67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0.99">
                <text:p>1040.99</text:p>
              </table:table-cell>
              <table:table-cell office:value-type="float" office:value="0.234971">
                <text:p>0.234971</text:p>
              </table:table-cell>
              <table:table-cell office:value-type="float" office:value="9.97742">
                <text:p>9.97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6.6">
                <text:p>1146.6</text:p>
              </table:table-cell>
              <table:table-cell office:value-type="float" office:value="0.311181">
                <text:p>0.311181</text:p>
              </table:table-cell>
              <table:table-cell office:value-type="float" office:value="29.1998">
                <text:p>29.1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